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in" fo:margin-left="-0.0785in" fo:margin-top="0in" fo:margin-bottom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9993in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5.4806in" fo:margin-top="0in" fo:margin-bottom="0in" table:align="center" style:writing-mode="lr-tb"/>
    </style:style>
    <style:style style:name="Table2.A" style:family="table-column">
      <style:table-column-properties style:column-width="1.6243in"/>
    </style:style>
    <style:style style:name="Table2.B" style:family="table-column">
      <style:table-column-properties style:column-width="2.0097in"/>
    </style:style>
    <style:style style:name="Table2.C" style:family="table-column">
      <style:table-column-properties style:column-width="1.84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0.3056in" fo:keep-together="auto"/>
    </style:style>
    <style:style style:name="Table2.3" style:family="table-row">
      <style:table-row-properties style:min-row-height="0.3118in" fo:keep-together="auto"/>
    </style:style>
    <style:style style:name="Table2.5" style:family="table-row">
      <style:table-row-properties style:min-row-height="0.2993in" fo:keep-together="auto"/>
    </style:style>
    <style:style style:name="Table2.6" style:family="table-row">
      <style:table-row-properties style:min-row-height="0.3681in" fo:keep-together="auto"/>
    </style:style>
    <style:style style:name="P1" style:family="paragraph" style:parent-style-name="Standard">
      <style:text-properties style:font-name="Cambria1" fo:font-size="14pt" officeooo:rsid="000a4d77" officeooo:paragraph-rsid="000a4d77" style:font-size-asian="12.25pt" style:font-size-complex="14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style:font-name-asian="MS Mincho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style:font-name-asian="MS Mincho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mbria" fo:font-size="12pt" style:font-name-asian="MS Mincho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style:font-name-asian="MS Mincho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0868a4" officeooo:paragraph-rsid="000868a4" style:font-name-asian="MS Mincho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0a4d77" officeooo:paragraph-rsid="000a4d77" style:font-name-asian="MS Mincho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mbria" fo:font-size="14pt" fo:font-weight="bold" style:font-name-asian="MS Mincho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4pt" fo:font-weight="bold" style:font-name-asian="MS Mincho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mbria" fo:font-size="14pt" fo:font-weight="normal" officeooo:rsid="00064356" officeooo:paragraph-rsid="00064356" style:font-name-asian="MS Mincho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4pt" fo:font-weight="normal" officeooo:rsid="000a4d77" officeooo:paragraph-rsid="000a4d77" style:font-name-asian="MS Mincho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mbria" fo:font-size="14pt" officeooo:rsid="00064356" officeooo:paragraph-rsid="00064356" style:font-name-asian="MS Mincho" style:font-size-asian="12.25pt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mbria" fo:font-size="14pt" officeooo:rsid="00064356" officeooo:paragraph-rsid="000868a4" style:font-name-asian="MS Mincho" style:font-size-asian="12.25pt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4pt" officeooo:rsid="000868a4" officeooo:paragraph-rsid="000868a4" style:font-name-asian="MS Mincho" style:font-size-asian="12.25pt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12pt" style:font-name-asian="MS Mincho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name-asian="MS Mincho" style:font-size-asian="12pt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ff" style:font-name="Courier New" fo:font-size="12pt" fo:font-weight="bold" style:font-name-asian="MS Mincho" style:font-size-asian="12pt" style:font-weight-asian="bold" style:font-name-complex="Courier New1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-asian="MS Mincho"/>
    </style:style>
    <style:style style:name="P2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T1" style:family="text">
      <style:text-properties style:font-name="Cambria" fo:font-size="16pt" style:font-name-asian="MS Mincho" style:font-size-asian="16pt" style:font-name-complex="Times New Roman1" style:font-size-complex="16pt"/>
    </style:style>
    <style:style style:name="T2" style:family="text">
      <style:text-properties style:font-name="Cambria" fo:font-size="12pt" style:font-name-asian="MS Mincho" style:font-size-asian="12pt" style:font-name-complex="Times New Roman1" style:font-size-complex="12pt"/>
    </style:style>
    <style:style style:name="T3" style:family="text">
      <style:text-properties style:font-name="Cambria" fo:font-size="12pt" style:font-name-asian="MS Mincho" style:font-size-asian="12pt" style:font-name-complex="Courier New1" style:font-size-complex="12pt"/>
    </style:style>
    <style:style style:name="T4" style:family="text">
      <style:text-properties style:font-name="Cambria" fo:font-size="12pt" fo:font-style="italic" style:font-name-asian="MS Mincho" style:font-size-asian="12pt" style:font-style-asian="italic" style:font-name-complex="Times New Roman1" style:font-size-complex="12pt" style:font-style-complex="italic"/>
    </style:style>
    <style:style style:name="T5" style:family="text">
      <style:text-properties style:font-name="Cambria" fo:font-size="20pt" fo:font-weight="bold" style:font-name-asian="MS Mincho" style:font-size-asian="20pt" style:font-weight-asian="bold" style:font-name-complex="Times New Roman1" style:font-size-complex="20pt"/>
    </style:style>
    <style:style style:name="T6" style:family="text">
      <style:text-properties style:font-name="Cambria" style:font-name-complex="Times New Roman1"/>
    </style:style>
    <style:style style:name="T7" style:family="text">
      <style:text-properties style:font-name="Cambria" fo:font-size="14pt" fo:font-weight="bold" style:font-name-asian="MS Mincho" style:font-size-asian="14pt" style:font-weight-asian="bold" style:font-name-complex="Times New Roman1" style:font-size-complex="14pt"/>
    </style:style>
    <style:style style:name="T8" style:family="text">
      <style:text-properties style:font-name="Cambria" fo:font-size="14pt" style:font-name-asian="MS Mincho" style:font-size-asian="14pt" style:font-name-complex="Times New Roman1" style:font-size-complex="14pt"/>
    </style:style>
    <style:style style:name="T9" style:family="text">
      <style:text-properties style:font-name="Cambria" fo:font-size="14pt" style:font-size-asian="14pt" style:font-name-complex="Times New Roman1" style:font-size-complex="14pt"/>
    </style:style>
    <style:style style:name="T10" style:family="text">
      <style:text-properties fo:color="#0000ff" style:font-name="Cambria" fo:font-size="12pt" fo:font-style="italic" style:font-name-asian="MS Mincho" style:font-size-asian="12pt" style:font-style-asian="italic" style:font-name-complex="Times New Roman1" style:font-size-complex="12pt" style:font-style-complex="italic"/>
    </style:style>
    <style:style style:name="T11" style:family="text">
      <style:text-properties fo:color="#0000ff" style:font-name="Cambria" fo:font-size="12pt" style:font-name-asian="MS Mincho" style:font-size-asian="12pt" style:font-name-complex="Times New Roman1" style:font-size-complex="12pt"/>
    </style:style>
    <style:style style:name="T12" style:family="text">
      <style:text-properties fo:color="#0000ff" style:font-name="Wingdings" fo:font-size="12pt" fo:font-style="italic" style:font-name-asian="Wingdings1" style:font-size-asian="12pt" style:font-style-asian="italic" style:font-name-complex="Wingdings1" style:font-size-complex="12pt" style:font-style-complex="italic"/>
    </style:style>
    <style:style style:name="T13" style:family="text">
      <style:text-properties fo:color="#0000ff" style:font-name="Courier New" fo:font-size="12pt" fo:font-weight="bold" style:font-name-asian="MS Mincho" style:font-size-asian="12pt" style:font-weight-asian="bold" style:font-name-complex="Courier New1" style:font-size-complex="12pt" style:font-weight-complex="bold"/>
    </style:style>
    <style:style style:name="T14" style:family="text">
      <style:text-properties fo:color="#0000ff" style:font-name="Courier New" fo:font-size="12pt" fo:font-weight="bold" style:font-name-asian="MS Mincho" style:font-size-asian="12pt" style:font-weight-asian="bold" style:font-name-complex="Courier New1" style:font-size-complex="12pt"/>
    </style:style>
    <style:style style:name="T15" style:family="text">
      <style:text-properties officeooo:rsid="000868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Math 338</text:span><text:span text:style-name="T2"><text:tab/> <text:s text:c="13"/><text:tab/></text:span><text:span text:style-name="T5"> <text:s text:c="7"/>Lab Assignment #3 <text:s/></text:span><text:span text:style-name="T1"><text:s text:c="5"/><text:tab/><text:tab/> <text:s text:c="5"/>Fall 2019</text:span></text:p>
      <text:p text:style-name="P4"/>
      <text:p text:style-name="P11"/>
      <text:p text:style-name="P2"><text:span text:style-name="T2">Let X be the random variable representing the outcome of rolling a fair six-sided die; that is, X = 1 if you roll a 1, X = 2 if you roll a 2, etc.</text:span></text:p>
      <text:p text:style-name="P6"/>
      <text:p text:style-name="P2"><text:span text:style-name="T2">Recall that in Lab 2, you found the probability mass function of X to be: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pan text:style-name="T6"><text:s text:c="2"/>X = x</text:span></text:p>
          </table:table-cell>
          <table:table-cell table:style-name="Table1.A1" office:value-type="string">
            <text:p text:style-name="P17"><text:span text:style-name="T6">P(X =x)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6">1</text:span></text:p>
          </table:table-cell>
          <table:table-cell table:style-name="Table1.A1" office:value-type="string">
            <text:p text:style-name="P17"><text:span text:style-name="T6">1/6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6">2</text:span></text:p>
          </table:table-cell>
          <table:table-cell table:style-name="Table1.A1" office:value-type="string">
            <text:p text:style-name="P17"><text:span text:style-name="T6">1/6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6">3</text:span></text:p>
          </table:table-cell>
          <table:table-cell table:style-name="Table1.A1" office:value-type="string">
            <text:p text:style-name="P17"><text:span text:style-name="T6">1/6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6">4</text:span></text:p>
          </table:table-cell>
          <table:table-cell table:style-name="Table1.A1" office:value-type="string">
            <text:p text:style-name="P17"><text:span text:style-name="T6">1/6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6">5</text:span></text:p>
          </table:table-cell>
          <table:table-cell table:style-name="Table1.A1" office:value-type="string">
            <text:p text:style-name="P17"><text:span text:style-name="T6">1/6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6">6</text:span></text:p>
          </table:table-cell>
          <table:table-cell table:style-name="Table1.A1" office:value-type="string">
            <text:p text:style-name="P17"><text:span text:style-name="T6">1/6</text:span></text:p>
          </table:table-cell>
        </table:table-row>
      </table:table>
      <text:p text:style-name="P6"/>
      <text:p text:style-name="P6"/>
      <text:p text:style-name="P2"><text:span text:style-name="T7">Question #1 </text:span><text:span text:style-name="T2">Compute the expected value (mean) of X.</text:span></text:p>
      <text:p text:style-name="P10"/>
      <text:p text:style-name="P10"/>
      <text:p text:style-name="P12">The expected value would 1/6(1+2+3+4+5+6) = 3.5</text:p>
      <text:p text:style-name="P10"/>
      <text:p text:style-name="P10"/>
      <text:p text:style-name="P2"><text:span text:style-name="T7">Question #2 </text:span><text:span text:style-name="T2">Compute the variance and standard deviation of X.</text:span></text:p>
      <text:p text:style-name="P6"/>
      <text:p text:style-name="P6"/>
      <text:p text:style-name="P15">The variance would be 1/6(<text:span text:style-name="T15">(1−3.5)^2+(2−3.5)^2+(3− 3.5)^2+(4−3.5)^2+(5−3.5)^2+(6−3.5)^2</text:span>)<text:span text:style-name="T15">)</text:span> ~= <text:s/><text:span text:style-name="T15">2.916666667</text:span></text:p>
      <text:p text:style-name="P14"/>
      <text:p text:style-name="P15">The standard deviation would be \sqrt{<text:span text:style-name="T15">2.916666667</text:span>} ~= <text:span text:style-name="T15">1.707825128</text:span></text:p>
      <text:p text:style-name="P6"/>
      <text:p text:style-name="P10"/>
      <text:p text:style-name="P3"><text:span text:style-name="T2">Now we are going to simulate the act of rolling a die. In RStudio, open a new Script (</text:span><text:span text:style-name="T10">File </text:span><text:span text:style-name="T12"></text:span><text:span text:style-name="T10"> New File </text:span><text:span text:style-name="T12"></text:span><text:span text:style-name="T10"> R Script</text:span><text:span text:style-name="T2"> or </text:span><text:span text:style-name="T10">Ctrl + Shift + N</text:span><text:span text:style-name="T2">). The code below (in </text:span><text:span text:style-name="T13">this font</text:span><text:span text:style-name="T2">) will go in your script. It is best to type the lines (except for the introductory </text:span><text:span text:style-name="T13">&gt;</text:span><text:span text:style-name="T2"> or </text:span><text:span text:style-name="T13">+</text:span><text:span text:style-name="T2">) in the script window and then run them, rather than typing the lines directly into the Console. This will also allow you to save your script as a .R file at the end of the lab.</text:span></text:p>
      <text:p text:style-name="P7"/>
      <text:p text:style-name="P3"><text:span text:style-name="T2">First, specify your sample space in a vector and create a corresponding vector of the associated probabilities:</text:span></text:p>
      <text:p text:style-name="P7"/>
      <text:p text:style-name="P2"><text:span text:style-name="T14">&gt; S &lt;- c(1, 2, 3, 4, 5, 6)</text:span></text:p>
      <text:p text:style-name="P19"/>
      <text:p text:style-name="P2"><text:span text:style-name="T14">&gt; Prob &lt;- c(1/6, 1/6, 1/6, 1/6, 1/6, 1/6)</text:span></text:p>
      <text:p text:style-name="P6"/>
      <text:p text:style-name="P2"><text:soft-page-break/><text:span text:style-name="T3">Now, let’s simulate rolling the die 10 times by randomly sampling a value of the sample space with probability specified in our probability vector: </text:span></text:p>
      <text:p text:style-name="P7"/>
      <text:p text:style-name="P2"><text:span text:style-name="T14">&gt; n_rolls &lt;- 10</text:span></text:p>
      <text:p text:style-name="P19"/>
      <text:p text:style-name="P2"><text:span text:style-name="T14">&gt; set.seed(338)</text:span></text:p>
      <text:p text:style-name="P19"/>
      <text:p text:style-name="P2"><text:span text:style-name="T14">&gt; rolls &lt;- sample(x = S, size = n_rolls, prob = Prob, replace = TRUE) </text:span></text:p>
      <text:p text:style-name="P19"/>
      <text:p text:style-name="P2"><text:span text:style-name="T14">##note that by setting replace equal to TRUE, this replaces the value we just sampled, thus making each experiment repetition INDEPENDENT.</text:span></text:p>
      <text:p text:style-name="P19"/>
      <text:p text:style-name="P2"><text:span text:style-name="T14">&gt; num_sixes &lt;- sum(rolls == 6)</text:span></text:p>
      <text:p text:style-name="P19"/>
      <text:p text:style-name="P2"><text:span text:style-name="T14">&gt; mean(rolls)</text:span></text:p>
      <text:p text:style-name="P7"/>
      <text:p text:style-name="P3"><text:span text:style-name="T2">Once all this code is written, highlight the entire set of code and click </text:span><text:span text:style-name="T10">Run</text:span><text:span text:style-name="T11"> </text:span><text:span text:style-name="T2">(or hit </text:span><text:span text:style-name="T10">Ctrl + Enter</text:span><text:span text:style-name="T2"> to run it). You should see the code and the resulting output in the </text:span><text:span text:style-name="T4">Console</text:span><text:span text:style-name="T2"> window.</text:span></text:p>
      <text:p text:style-name="P7"/>
      <text:p text:style-name="P3"><text:span text:style-name="T7">Question #3 </text:span><text:span text:style-name="T2">What is the relative frequency of the number 6 (the proportion of the time you got 6)? Is it close to the probability you computed earlier?</text:span></text:p>
      <text:p text:style-name="P5"/>
      <text:p text:style-name="P13">The relative frequency is 2 and that is not close to the number computed earlier.</text:p>
      <text:p text:style-name="P5"/>
      <text:p text:style-name="P3"><text:span text:style-name="T7">Question #4 </text:span><text:span text:style-name="T2">What is the mean value rolled? Is it close to the mean you computed earlier?</text:span></text:p>
      <text:p text:style-name="P5"/>
      <text:p text:style-name="P16">The mean value rolled from the Rscript program came out to be 3.7 which is very close to the calculated 3.5 in question 1.</text:p>
      <text:p text:style-name="P8"/>
      <text:p text:style-name="P3"><text:span text:style-name="T2">Set the value of </text:span><text:span text:style-name="T14">n_rolls</text:span><text:span text:style-name="T2"> to 100. Highlight that line and the lines after it, then click </text:span><text:span text:style-name="T4">Run</text:span><text:span text:style-name="T2">. This will now create a simulation of 100 die rolls from the same probability model (because you didn’t change </text:span><text:span text:style-name="T13">S</text:span><text:span text:style-name="T2"> or </text:span><text:span text:style-name="T13">Prob</text:span><text:span text:style-name="T2">) and obtain the number of 6’s and the mean value rolled. Repeat for </text:span><text:span text:style-name="T14">n_rolls</text:span><text:span text:style-name="T2"> = 1000, 10000, and 100000.</text:span></text:p>
      <text:p text:style-name="P7"/>
      <text:p text:style-name="P3"><text:span text:style-name="T7">Question #5 </text:span><text:span text:style-name="T2">Convert each value of </text:span><text:span text:style-name="T14">num_sixes</text:span><text:span text:style-name="T2"> to a relative frequency and fill in table below: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<text:span text:style-name="T6">Number of Rolls</text:span></text:p>
          </table:table-cell>
          <table:table-cell table:style-name="Table2.A1" office:value-type="string">
            <text:p text:style-name="P18"><text:span text:style-name="T6">Relative Frequency (Proportion of 6’s)</text:span></text:p>
          </table:table-cell>
          <table:table-cell table:style-name="Table2.A1" office:value-type="string">
            <text:p text:style-name="P18"><text:span text:style-name="T6">Mean</text:span></text:p>
          </table:table-cell>
        </table:table-row>
        <table:table-row table:style-name="Table2.2">
          <table:table-cell table:style-name="Table2.A1" office:value-type="string">
            <text:p text:style-name="P20"><text:span text:style-name="T9">10</text:span>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3.7</text:p>
          </table:table-cell>
        </table:table-row>
        <table:table-row table:style-name="Table2.3">
          <table:table-cell table:style-name="Table2.A1" office:value-type="string">
            <text:p text:style-name="P20"><text:span text:style-name="T9">100</text:span></text:p>
          </table:table-cell>
          <table:table-cell table:style-name="Table2.A1" office:value-type="string">
            <text:p text:style-name="P9">18</text:p>
          </table:table-cell>
          <table:table-cell table:style-name="Table2.A1" office:value-type="string">
            <text:p text:style-name="P9">3.65</text:p>
          </table:table-cell>
        </table:table-row>
        <table:table-row table:style-name="Table2.2">
          <table:table-cell table:style-name="Table2.A1" office:value-type="string">
            <text:p text:style-name="P20"><text:span text:style-name="T9">1,000</text:span></text:p>
          </table:table-cell>
          <table:table-cell table:style-name="Table2.A1" office:value-type="string">
            <text:p text:style-name="P9">169</text:p>
          </table:table-cell>
          <table:table-cell table:style-name="Table2.A1" office:value-type="string">
            <text:p text:style-name="P9">3.558</text:p>
          </table:table-cell>
        </table:table-row>
        <table:table-row table:style-name="Table2.5">
          <table:table-cell table:style-name="Table2.A1" office:value-type="string">
            <text:p text:style-name="P20"><text:span text:style-name="T9">10,000</text:span></text:p>
          </table:table-cell>
          <table:table-cell table:style-name="Table2.A1" office:value-type="string">
            <text:p text:style-name="P9">1706</text:p>
          </table:table-cell>
          <table:table-cell table:style-name="Table2.A1" office:value-type="string">
            <text:p text:style-name="P9">3.5094</text:p>
          </table:table-cell>
        </table:table-row>
        <table:table-row table:style-name="Table2.6">
          <table:table-cell table:style-name="Table2.A1" office:value-type="string">
            <text:p text:style-name="P20"><text:span text:style-name="T9">100,000</text:span></text:p>
          </table:table-cell>
          <table:table-cell table:style-name="Table2.A1" office:value-type="string">
            <text:p text:style-name="P9">16597</text:p>
          </table:table-cell>
          <table:table-cell table:style-name="Table2.A1" office:value-type="string">
            <text:p text:style-name="P9">3.49271</text:p>
          </table:table-cell>
        </table:table-row>
      </table:table>
      <text:p text:style-name="P7"/>
      <text:p text:style-name="P7"/>
      <text:p text:style-name="P3"><text:span text:style-name="T7"/></text:p>
      <text:p text:style-name="P3"><text:soft-page-break/><text:span text:style-name="T7">Question #6 </text:span><text:span text:style-name="T2">Describe what happens to the relative frequency of the occurrence of observing a 6 as the number of rolls increases from 10 to 100,000.</text:span></text:p>
      <text:p text:style-name="P5"/>
      <text:p text:style-name="P13">The relative frequency of the occurrence of observing a 6 increases exponentially as it approaches infinity.</text:p>
      <text:p text:style-name="P5"/>
      <text:p text:style-name="P3"><text:span text:style-name="T7">Question #7 </text:span><text:span text:style-name="T2">Describe what happens to the mean value of the rolls as the number of rolls increases from 10 to 100,000.</text:span></text:p>
      <text:p text:style-name="Standard"/>
      <text:p text:style-name="P1">The mean value of the rolls as the number of rolls approaches infinity gets lower and lo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ight Wynne</meta:initial-creator>
    <meta:editing-cycles>4</meta:editing-cycles>
    <meta:creation-date>2019-08-22T23:17:00</meta:creation-date>
    <dc:date>2019-09-03T13:33:42.995050147</dc:date>
    <meta:editing-duration>PT8M19S</meta:editing-duration>
    <meta:generator>LibreOffice/5.1.6.2$Linux_X86_64 LibreOffice_project/10m0$Build-2</meta:generator>
    <meta:document-statistic meta:table-count="2" meta:image-count="0" meta:object-count="0" meta:page-count="3" meta:paragraph-count="62" meta:word-count="616" meta:character-count="3311" meta:non-whitespace-character-count="27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